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460.8pt" svg:y="63.98pt">
            <loext:p draw:notify-on-update-of-ranges="Sheet1.A2:Sheet1.A2 Sheet1.A3:Sheet1.A22 Sheet1.B2:Sheet1.B2 Sheet1.B3:Sheet1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/>
        </table:table-row>
        <table:table-row table:style-name="ro1">
          <table:table-cell office:value-type="string" calcext:value-type="string">
            <text:p>node count</text:p>
          </table:table-cell>
          <table:table-cell table:number-columns-repeated="3" office:value-type="string" calcext:value-type="string">
            <text:p>heap growth</text:p>
          </table:table-cell>
          <table:table-cell office:value-type="string" calcext:value-type="string">
            <text:p># of allocation with malloc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5504" calcext:value-type="float">
            <text:p>405504</text:p>
          </table:table-cell>
          <table:table-cell table:number-columns-repeated="2"/>
          <table:table-cell office:value-type="float" office:value="520000" calcext:value-type="float">
            <text:p>52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6176" calcext:value-type="float">
            <text:p>946176</text:p>
          </table:table-cell>
          <table:table-cell table:number-columns-repeated="2"/>
          <table:table-cell office:value-type="float" office:value="1040000" calcext:value-type="float">
            <text:p>1040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7520" calcext:value-type="float">
            <text:p>2027520</text:p>
          </table:table-cell>
          <table:table-cell table:number-columns-repeated="2"/>
          <table:table-cell office:value-type="float" office:value="2080000" calcext:value-type="float">
            <text:p>2080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108864" calcext:value-type="float">
            <text:p>3108864</text:p>
          </table:table-cell>
          <table:table-cell table:number-columns-repeated="2"/>
          <table:table-cell office:value-type="float" office:value="3120000" calcext:value-type="float">
            <text:p>312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90208" calcext:value-type="float">
            <text:p>4190208</text:p>
          </table:table-cell>
          <table:table-cell table:number-columns-repeated="2"/>
          <table:table-cell office:value-type="float" office:value="4160000" calcext:value-type="float">
            <text:p>41600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730880" calcext:value-type="float">
            <text:p>4730880</text:p>
          </table:table-cell>
          <table:table-cell table:number-columns-repeated="2"/>
          <table:table-cell office:value-type="float" office:value="4680000" calcext:value-type="float">
            <text:p>4680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271552" calcext:value-type="float">
            <text:p>5271552</text:p>
          </table:table-cell>
          <table:table-cell table:number-columns-repeated="2"/>
          <table:table-cell office:value-type="float" office:value="5200000" calcext:value-type="float">
            <text:p>52000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17728" calcext:value-type="float">
            <text:p>6217728</text:p>
          </table:table-cell>
          <table:table-cell table:number-columns-repeated="2"/>
          <table:table-cell office:value-type="float" office:value="6240000" calcext:value-type="float">
            <text:p>62400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299072" calcext:value-type="float">
            <text:p>7299072</text:p>
          </table:table-cell>
          <table:table-cell table:number-columns-repeated="2"/>
          <table:table-cell office:value-type="float" office:value="7280000" calcext:value-type="float">
            <text:p>7280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380416" calcext:value-type="float">
            <text:p>8380416</text:p>
          </table:table-cell>
          <table:table-cell table:number-columns-repeated="2"/>
          <table:table-cell office:value-type="float" office:value="8320000" calcext:value-type="float">
            <text:p>8320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461760" calcext:value-type="float">
            <text:p>9461760</text:p>
          </table:table-cell>
          <table:table-cell table:number-columns-repeated="2"/>
          <table:table-cell office:value-type="float" office:value="9360000" calcext:value-type="float">
            <text:p>9360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543104" calcext:value-type="float">
            <text:p>10543104</text:p>
          </table:table-cell>
          <table:table-cell table:number-columns-repeated="2"/>
          <table:table-cell office:value-type="float" office:value="10400000" calcext:value-type="float">
            <text:p>10400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2570624" calcext:value-type="float">
            <text:p>12570624</text:p>
          </table:table-cell>
          <table:table-cell table:number-columns-repeated="2"/>
          <table:table-cell office:value-type="float" office:value="12480000" calcext:value-type="float">
            <text:p>124800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4733312" calcext:value-type="float">
            <text:p>14733312</text:p>
          </table:table-cell>
          <table:table-cell table:number-columns-repeated="2"/>
          <table:table-cell office:value-type="float" office:value="14560000" calcext:value-type="float">
            <text:p>145600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896000" calcext:value-type="float">
            <text:p>16896000</text:p>
          </table:table-cell>
          <table:table-cell table:number-columns-repeated="2"/>
          <table:table-cell office:value-type="float" office:value="16640000" calcext:value-type="float">
            <text:p>166400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8923520" calcext:value-type="float">
            <text:p>18923520</text:p>
          </table:table-cell>
          <table:table-cell table:number-columns-repeated="2"/>
          <table:table-cell office:value-type="float" office:value="18720000" calcext:value-type="float">
            <text:p>18720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086208" calcext:value-type="float">
            <text:p>21086208</text:p>
          </table:table-cell>
          <table:table-cell table:number-columns-repeated="2"/>
          <table:table-cell office:value-type="float" office:value="20800000" calcext:value-type="float">
            <text:p>20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12:05.421723739</meta:creation-date>
    <dc:date>2018-04-30T21:45:37.157617436</dc:date>
    <meta:editing-duration>PT1M25S</meta:editing-duration>
    <meta:editing-cycles>1</meta:editing-cycles>
    <meta:document-statistic meta:table-count="1" meta:cell-count="5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4.145cm" svg:y="0.316cm" chart:style-name="ch2">
          <text:p>Figure 1. Node Count vs Heap Growth</text:p>
        </chart:title>
        <chart:legend chart:legend-position="end" svg:x="12.802cm" svg:y="4.204cm" style:legend-expansion="high" chart:style-name="ch3"/>
        <chart:plot-area chart:style-name="ch4" table:cell-range-address="Sheet1.A2:Sheet1.B22" chart:data-source-has-labels="row" svg:x="1.33cm" svg:y="1.275cm" svg:width="11.153cm" svg:height="6.57cm">
          <chartooo:coordinate-region svg:x="3.063cm" svg:y="1.474cm" svg:width="8.955cm" svg:height="5.724cm"/>
          <chart:axis chart:dimension="x" chart:name="primary-x" chart:style-name="ch5">
            <chart:title svg:x="5.976cm" svg:y="8.025cm" chart:style-name="ch6">
              <text:p>Node Count</text:p>
            </chart:title>
          </chart:axis>
          <chart:axis chart:dimension="y" chart:name="primary-y" chart:style-name="ch5">
            <chart:title svg:x="0.451cm" svg:y="5.57cm" chart:style-name="ch7">
              <text:p>Heap Growth</text:p>
            </chart:title>
            <chart:grid chart:style-name="ch8" chart:class="major"/>
          </chart:axis>
          <chart:series chart:style-name="ch9" chart:values-cell-range-address="Sheet1.B3:Sheet1.B22" chart:label-cell-address="Sheet1.B2:Sheet1.B2" chart:class="chart:scatter">
            <chart:domain table:cell-range-address="Sheet1.A3:Sheet1.A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 growth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22</svg:desc>
                </draw:g>
              </table:table-cell>
              <table:table-cell office:value-type="float" office:value="405504">
                <text:p>405504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946176">
                <text:p>946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2027520">
                <text:p>2027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108864">
                <text:p>310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4190208">
                <text:p>4190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">
                <text:p>4500</text:p>
              </table:table-cell>
              <table:table-cell office:value-type="float" office:value="4730880">
                <text:p>4730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5271552">
                <text:p>5271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">
                <text:p>6000</text:p>
              </table:table-cell>
              <table:table-cell office:value-type="float" office:value="6217728">
                <text:p>6217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0">
                <text:p>7000</text:p>
              </table:table-cell>
              <table:table-cell office:value-type="float" office:value="7299072">
                <text:p>7299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8380416">
                <text:p>8380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9461760">
                <text:p>9461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10543104">
                <text:p>10543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12570624">
                <text:p>12570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">
                <text:p>14000</text:p>
              </table:table-cell>
              <table:table-cell office:value-type="float" office:value="14733312">
                <text:p>14733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0">
                <text:p>16000</text:p>
              </table:table-cell>
              <table:table-cell office:value-type="float" office:value="16896000">
                <text:p>16896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00">
                <text:p>18000</text:p>
              </table:table-cell>
              <table:table-cell office:value-type="float" office:value="18923520">
                <text:p>18923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">
                <text:p>20000</text:p>
              </table:table-cell>
              <table:table-cell office:value-type="float" office:value="21086208">
                <text:p>21086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